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nceptScheme URI</text:p>
          </table:table-cell>
          <table:table-cell office:value-type="string">
            <text:p>http://data.sparna.fr/vocabularies/days</text:p>
          </table:table-cell>
          <table:table-cell table:number-columns-repeated="5"/>
        </table:table-row>
        <table:table-row table:style-name="ro1">
          <table:table-cell office:value-type="string">
            <text:p>PREFIX</text:p>
          </table:table-cell>
          <table:table-cell office:value-type="string">
            <text:p>euvoc</text:p>
          </table:table-cell>
          <table:table-cell office:value-type="string">
            <text:p>http://publications.europa.eu/ontology/euvoc#</text:p>
          </table:table-cell>
          <table:table-cell table:number-columns-repeated="4"/>
        </table:table-row>
        <table:table-row table:style-name="ro1">
          <table:table-cell office:value-type="string">
            <text:p>PREFIX</text:p>
          </table:table-cell>
          <table:table-cell office:value-type="string">
            <text:p>days</text:p>
          </table:table-cell>
          <table:table-cell office:value-type="string">
            <text:p>http://data.sparna.fr/vocabularies/days#</text:p>
          </table:table-cell>
          <table:table-cell table:number-columns-repeated="4"/>
        </table:table-row>
        <table:table-row table:style-name="ro1">
          <table:table-cell office:value-type="string">
            <text:p>PREFIX</text:p>
          </table:table-cell>
          <table:table-cell office:value-type="string">
            <text:p>concept-status</text:p>
          </table:table-cell>
          <table:table-cell office:value-type="string">
            <text:p>http://publications.europa.eu/resource/authority/concept-status/</text:p>
          </table:table-cell>
          <table:table-cell table:number-columns-repeated="4"/>
        </table:table-row>
        <table:table-row table:style-name="ro1">
          <table:table-cell office:value-type="string">
            <text:p>dct:title</text:p>
          </table:table-cell>
          <table:table-cell office:value-type="string">
            <text:p>Weekdays</text:p>
          </table:table-cell>
          <table:table-cell table:number-columns-repeated="5"/>
        </table:table-row>
        <table:table-row table:style-name="ro1">
          <table:table-cell office:value-type="string">
            <text:p>dct:description</text:p>
          </table:table-cell>
          <table:table-cell office:value-type="string">
            <text:p>The days of the week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is exemple illustrates the use of prefix declarations. Here, 3 prefixes are defined above :</text:p>
          </table:table-cell>
          <table:table-cell table:number-columns-repeated="6"/>
        </table:table-row>
        <table:table-row table:style-name="ro1">
          <table:table-cell office:value-type="string">
            <text:p>The prefix "euvoc" is used as the prefix of a colum</text:p>
          </table:table-cell>
          <table:table-cell table:number-columns-repeated="6"/>
        </table:table-row>
        <table:table-row table:style-name="ro1">
          <table:table-cell office:value-type="string">
            <text:p>The prefix "days" is used as the prefix of the concept URIs</text:p>
          </table:table-cell>
          <table:table-cell table:number-columns-repeated="6"/>
        </table:table-row>
        <table:table-row table:style-name="ro1">
          <table:table-cell office:value-type="string">
            <text:p>The preix "concept-status" is used as the prefix a colum val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RI</text:p>
          </table:table-cell>
          <table:table-cell office:value-type="string">
            <text:p>skos:prefLabel</text:p>
          </table:table-cell>
          <table:table-cell office:value-type="string">
            <text:p>skos:definition</text:p>
          </table:table-cell>
          <table:table-cell office:value-type="string">
            <text:p>skos:narrower</text:p>
          </table:table-cell>
          <table:table-cell office:value-type="string">
            <text:p>skos:notation</text:p>
          </table:table-cell>
          <table:table-cell office:value-type="string">
            <text:p>euvoc:status</text:p>
          </table:table-cell>
          <table:table-cell office:value-type="string">
            <text:p>euvoc:comment</text:p>
          </table:table-cell>
        </table:table-row>
        <table:table-row table:style-name="ro1">
          <table:table-cell office:value-type="string">
            <text:p>days:monday</text:p>
          </table:table-cell>
          <table:table-cell office:value-type="string">
            <text:p>Monday</text:p>
          </table:table-cell>
          <table:table-cell office:value-type="string">
            <text:p>The day where you get back at work</text:p>
          </table:table-cell>
          <table:table-cell/>
          <table:table-cell office:value-type="string">
            <text:p>MON</text:p>
          </table:table-cell>
          <table:table-cell office:value-type="string">
            <text:p>concept-status:CURRENT</text:p>
          </table:table-cell>
          <table:table-cell/>
        </table:table-row>
        <table:table-row table:style-name="ro1">
          <table:table-cell office:value-type="string">
            <text:p>days:tuesday</text:p>
          </table:table-cell>
          <table:table-cell office:value-type="string">
            <text:p>Tuesday</text:p>
          </table:table-cell>
          <table:table-cell office:value-type="string">
            <text:p>The most productive day of the week.</text:p>
          </table:table-cell>
          <table:table-cell/>
          <table:table-cell office:value-type="string">
            <text:p>TUE</text:p>
          </table:table-cell>
          <table:table-cell office:value-type="string">
            <text:p>concept-status:CURRENT</text:p>
          </table:table-cell>
          <table:table-cell/>
        </table:table-row>
        <table:table-row table:style-name="ro1">
          <table:table-cell office:value-type="string">
            <text:p>days:wednesday</text:p>
          </table:table-cell>
          <table:table-cell office:value-type="string">
            <text:p>Wednesday</text:p>
          </table:table-cell>
          <table:table-cell table:number-columns-repeated="2"/>
          <table:table-cell office:value-type="string">
            <text:p>WED</text:p>
          </table:table-cell>
          <table:table-cell office:value-type="string">
            <text:p>concept-status:CURRENT</text:p>
          </table:table-cell>
          <table:table-cell/>
        </table:table-row>
        <table:table-row table:style-name="ro1">
          <table:table-cell office:value-type="string">
            <text:p>days:thursday</text:p>
          </table:table-cell>
          <table:table-cell office:value-type="string">
            <text:p>Thursday</text:p>
          </table:table-cell>
          <table:table-cell table:number-columns-repeated="2"/>
          <table:table-cell office:value-type="string">
            <text:p>THU</text:p>
          </table:table-cell>
          <table:table-cell office:value-type="string">
            <text:p>concept-status:CURRENT</text:p>
          </table:table-cell>
          <table:table-cell/>
        </table:table-row>
        <table:table-row table:style-name="ro1">
          <table:table-cell office:value-type="string">
            <text:p>days:friday</text:p>
          </table:table-cell>
          <table:table-cell office:value-type="string">
            <text:p>Friday</text:p>
          </table:table-cell>
          <table:table-cell office:value-type="string">
            <text:p>Week-end soon !</text:p>
          </table:table-cell>
          <table:table-cell/>
          <table:table-cell office:value-type="string">
            <text:p>FRI</text:p>
          </table:table-cell>
          <table:table-cell office:value-type="string">
            <text:p>concept-status:CURRENT</text:p>
          </table:table-cell>
          <table:table-cell/>
        </table:table-row>
        <table:table-row table:style-name="ro1">
          <table:table-cell office:value-type="string">
            <text:p>days:saturday</text:p>
          </table:table-cell>
          <table:table-cell office:value-type="string">
            <text:p>Saturday</text:p>
          </table:table-cell>
          <table:table-cell table:number-columns-repeated="2"/>
          <table:table-cell office:value-type="string">
            <text:p>SAT</text:p>
          </table:table-cell>
          <table:table-cell office:value-type="string">
            <text:p>concept-status:CURRENT</text:p>
          </table:table-cell>
          <table:table-cell/>
        </table:table-row>
        <table:table-row table:style-name="ro1">
          <table:table-cell office:value-type="string">
            <text:p>days:sunday</text:p>
          </table:table-cell>
          <table:table-cell office:value-type="string">
            <text:p>Sunday</text:p>
          </table:table-cell>
          <table:table-cell office:value-type="string">
            <text:p>The day you sleep.</text:p>
          </table:table-cell>
          <table:table-cell/>
          <table:table-cell office:value-type="string">
            <text:p>SUN</text:p>
          </table:table-cell>
          <table:table-cell office:value-type="string">
            <text:p>concept-status:CURRENT</text:p>
          </table:table-cell>
          <table:table-cell office:value-type="string">
            <text:p>Note that some consider Sunday to be the first day of the week. Should we give ordering numbers to weekdays ?</text:p>
          </table:table-cell>
        </table:table-row>
        <table:table-row table:style-name="ro1">
          <table:table-cell office:value-type="string">
            <text:p>days:week-end</text:p>
          </table:table-cell>
          <table:table-cell office:value-type="string">
            <text:p>Week-end</text:p>
          </table:table-cell>
          <table:table-cell office:value-type="string">
            <text:p>Any day of the week-end</text:p>
          </table:table-cell>
          <table:table-cell office:value-type="string">
            <text:p>days:saturday, days:sunday</text:p>
          </table:table-cell>
          <table:table-cell office:value-type="string">
            <text:p>WKND</text:p>
          </table:table-cell>
          <table:table-cell office:value-type="string">
            <text:p>concept-status:TESTING</text:p>
          </table:table-cell>
          <table:table-cell office:value-type="string">
            <text:p>Check with Andrew if the concept of Week-end is the same in the US, in China and the UK. Try to determine a universal notion of what a "week-end" is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3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9S</meta:editing-duration>
    <meta:editing-cycles>4</meta:editing-cycles>
    <meta:generator>OpenOffice/4.1.16$Win32 OpenOffice.org_project/4116m3$Build-9816</meta:generator>
    <dc:date>2026-04-30T09:33:26.35</dc:date>
    <dc:creator>Arthur Leroux</dc:creator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